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Základnítext" style:family="paragraph">
      <style:text-properties fo:background-color="#FFFF00"/>
    </style:style>
    <style:style style:name="T20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9/2019<text:bookmark-end text:name="Text14"/></text:p>
            <text:p text:style-name="Normální">KVOP-26601/2019<text:bookmark-end text:name="Text2"/></text:p>
            <text:p text:style-name="Normální"><text:bookmark-start text:name="Text6"/>07. 06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A.<text:s/>P<text:bookmark-end text:name="Text9"/>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ý pane P.,</text:p>
      <text:p text:style-name="Základnítext">dne 3. června 2019 byla do Kanceláře veřejného ochránce práv doručena Vaše žádost podle zákona č. 106/1999 Sb., o svobodném přístupu k informacím, ve znění pozdějších předpisů,<text:s/>kterou žádáte o rozhodnutí veřejného ochránce práv<text:s/>ve věci Vaši sousedů K.<text:s/></text:p>
      <text:p text:style-name="Základnítext">Vaši žádost jsem posoudila podle obsahu a dospěla jsem k závěru, že žádáte o zprávu o šetření; veřejný ochránce práv totiž žádná rozhodnutí nevydává. Ve smyslu zákona o svobodném přístupu k informacím se pak<text:span text:style-name="Silné"><text:s/>poskytuje níže uvedená informace</text:span>:</text:p>
      <text:list text:style-name="LFO3" text:continue-numbering="true">
        <text:list-item>
          <text:p text:style-name="P18">Zpráva o šetření ze dne 8. dubna 2019, č. j. KVOP-16345/2019.</text:p>
        </text:list-item>
      </text:list>
      <text:p text:style-name="P19"/>
      <text:p text:style-name="podpis">Mgr. Petra Zdražilová v. r.</text:p>
      <text:p text:style-name="podpis">ředitelka právní sekce</text:p>
      <text:p text:style-name="podpis">(dopis je opatřen elektronickým podpisem)</text:p>
      <text:p text:style-name="podpis"><text:s text:c="2"/></text:p>
      <text:p text:style-name="Základnítext"/>
      <text:p text:style-name="Základnítext"/>
      <text:p text:style-name="Základnítext"><text:span text:style-name="T20">Příloh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JTDV*</text:span></text:p>
        <text:p text:style-name="P12"><text:span text:style-name="T13">KVOPX009JTDV</text:span>KVOPX009JTDV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6-19T09:10:00Z</meta:creation-date>
    <dc:date>2019-06-19T09:11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21" meta:character-count="835" meta:row-count="5" meta:non-whitespace-character-count="715"/>
  </office:meta>
</office:document-meta>
</file>